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8">
      <style:paragraph-properties fo:margin-left="0.5in" fo:margin-right="0in" fo:margin-top="0.1665in" fo:margin-bottom="0.1665in" loext:contextual-spacing="false" fo:line-height="100%" fo:text-indent="-0.25in" style:auto-text-indent="false"/>
    </style:style>
    <style:style style:name="P2" style:family="paragraph" style:parent-style-name="Standard" style:list-style-name="WWNum6">
      <style:paragraph-properties fo:margin-left="0.5in" fo:margin-right="0in" fo:margin-top="0.1665in" fo:margin-bottom="0.1665in" loext:contextual-spacing="false" fo:line-height="100%" fo:text-indent="-0.25in" style:auto-text-indent="false"/>
    </style:style>
    <style:style style:name="P3" style:family="paragraph" style:parent-style-name="Standard" style:list-style-name="WWNum4">
      <style:paragraph-properties fo:margin-left="0.5in" fo:margin-right="0in" fo:margin-top="0.1665in" fo:margin-bottom="0.1665in" loext:contextual-spacing="false" fo:line-height="100%" fo:text-indent="-0.25in" style:auto-text-indent="false"/>
    </style:style>
    <style:style style:name="P4" style:family="paragraph" style:parent-style-name="Standard" style:list-style-name="WWNum5">
      <style:paragraph-properties fo:margin-left="0.5in" fo:margin-right="0in" fo:margin-top="0.1665in" fo:margin-bottom="0.1665in" loext:contextual-spacing="false" fo:line-height="100%" fo:text-indent="-0.25in" style:auto-text-indent="false"/>
    </style:style>
    <style:style style:name="P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0"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1" style:family="paragraph" style:parent-style-name="Standard" style:list-style-name="WWNum3">
      <style:paragraph-properties fo:margin-left="1in" fo:margin-right="0in" fo:margin-top="0in" fo:margin-bottom="0.1665in" loext:contextual-spacing="false" fo:line-height="100%" fo:text-indent="-0.25in" style:auto-text-indent="false"/>
    </style:style>
    <style:style style:name="P12" style:family="paragraph" style:parent-style-name="Standard">
      <style:paragraph-properties fo:margin-top="0.1665in" fo:margin-bottom="0.1665in" loext:contextual-spacing="false" fo:line-height="100%"/>
    </style:style>
    <style:style style:name="P13" style:family="paragraph" style:parent-style-name="Heading_20_2">
      <style:paragraph-properties fo:margin-top="0.25in" fo:margin-bottom="0.0555in" loext:contextual-spacing="false" fo:line-height="100%" fo:keep-together="auto" fo:keep-with-next="auto"/>
    </style:style>
    <style:style style:name="P14" style:family="paragraph" style:parent-style-name="Heading_20_2" style:master-page-name="Standard">
      <style:paragraph-properties fo:margin-top="0.25in" fo:margin-bottom="0.0555in" loext:contextual-spacing="false" fo:line-height="100%" fo:keep-together="auto" style:page-number="1" fo:keep-with-next="auto"/>
    </style:style>
    <style:style style:name="P15" style:family="paragraph" style:parent-style-name="Heading_20_3">
      <style:paragraph-properties fo:margin-top="0.1945in" fo:margin-bottom="0.0555in" loext:contextual-spacing="false" fo:line-height="100%" fo:keep-together="auto" fo:keep-with-next="auto"/>
    </style:style>
    <style:style style:name="P16" style:family="paragraph" style:parent-style-name="Heading_20_1">
      <style:paragraph-properties fo:margin-top="0.3335in" fo:margin-bottom="0.0835in" loext:contextual-spacing="false" fo:line-height="100%" fo:keep-together="auto" fo:keep-with-next="auto"/>
    </style:style>
    <style:style style:name="P17" style:family="paragraph">
      <loext:graphic-properties draw:fill="solid" draw:fill-color="#a0a0a0"/>
      <style:paragraph-properties fo:text-align="center"/>
    </style:style>
    <style:style style:name="T1" style:family="text">
      <style:text-properties fo:font-size="17pt" fo:font-weight="bold" style:font-size-asian="17pt" style:font-weight-asian="bold" style:font-size-complex="17pt"/>
    </style:style>
    <style:style style:name="T2" style:family="text">
      <style:text-properties fo:font-weight="bold" style:font-weight-asian="bold"/>
    </style:style>
    <style:style style:name="T3" style:family="text">
      <style:text-properties fo:color="#000000" fo:font-size="13pt" fo:font-weight="bold" style:font-size-asian="13pt" style:font-weight-asian="bold" style:font-size-complex="13pt"/>
    </style:style>
    <style:style style:name="T4" style:family="text">
      <style:text-properties fo:color="#1155cc" style:text-underline-style="solid" style:text-underline-width="auto" style:text-underline-color="font-color"/>
    </style:style>
    <style:style style:name="T5" style:family="text">
      <style:text-properties fo:font-style="italic" style:font-style-asian="italic"/>
    </style:style>
    <style:style style:name="T6" style:family="text">
      <style:text-properties fo:font-size="23pt" fo:font-weight="bold" style:font-size-asian="23pt" style:font-weight-asian="bold" style:font-size-complex="23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tlhitiyxqady"/><text:span text:style-name="T1">PROBLEMA</text:span></text:p>
      <text:list xml:id="list1501572277" text:style-name="WWNum8">
        <text:list-item>
          <text:p text:style-name="P1">Muito provavelmente você já ouviu seu responsável falar que tinha dar uma olhada em sua caixa da água, pois é muito comum ocorrer um controle dela a cada 6 meses, para manter uma maior segurança e saúde do moradores. Ou até mesmo aquele seu professor Fabiano que te contou que sempre teve dificuldade de acessar a caixa da água, pois quando ela foi colocada não foi muito bem planejada onde ficaria, e por conta disso nos dias atuais ele passa dificuldade toda vez que precisa subir para fazer a vistoria, e isso nem é culpa da idade.</text:p>
        </text:list-item>
      </text:list>
      <text:p text:style-name="P13"><text:bookmark text:name="_vkxat9ffjwjx"/><text:span text:style-name="T1">Citação</text:span></text:p>
      <text:list xml:id="list3889761464" text:style-name="WWNum6">
        <text:list-item>
          <text:p text:style-name="P2">E foi com isso onde pensamos e planejamos com base na ODS número 6 (Água potável e saneamento) , uma reformulação de um projeto foi iniciado no primeiro semestre, onde seus ideias foram reestruturados e se transformou no Projeto Toruga.</text:p>
        </text:list-item>
      </text:list>
      <text:p text:style-name="P13"><text:bookmark text:name="_n4ar94jdx6vp"/><text:span text:style-name="T1">SOLUÇÃO RETA</text:span></text:p>
      <text:list xml:id="list770006499" text:style-name="WWNum3">
        <text:list-item>
          <text:p text:style-name="P5">E nossa solução seria um produto que é nada mais que um dispositivo capaz de fazer o monitoramento da caixa d'água pela internet, fazendo ponte entre a caixa e o responsável de qualquer lugar longas distancias.</text:p>
          <text:list>
            <text:list-item>
              <text:p text:style-name="P11">Com a ajuda de 6 módulos que serão utilizados para conferir se a água está ou não própria para consumo. Os módulos seguem: <text:span text:style-name="T2">Cloro, pH, Turbidez, Nível, Flúor e Cor</text:span>.</text:p>
            </text:list-item>
          </text:list>
        </text:list-item>
      </text:list>
      <text:p text:style-name="P15"><text:bookmark text:name="_suhv1pn40j5e"/><text:span text:style-name="T3">Separado em TRÊS etapas:</text:span></text:p>
      <text:list xml:id="list3628604619" text:style-name="WWNum1">
        <text:list-item>
          <text:p text:style-name="P6">O dispositivo (Toruga) coleta os dados e informações necessárias.</text:p>
        </text:list-item>
        <text:list-item>
          <text:p text:style-name="P8">Se comunica através de uma rede CLOUD.</text:p>
        </text:list-item>
        <text:list-item>
          <text:p text:style-name="P9">Nosso software recebe as informações e com ele é possível a visualização de gráficos detalhados e até mesmo a quantidade de energia restante do dispositivo (Toruga). Através das tecnologias de <text:span text:style-name="T2">MQTT</text:span> e o <text:span text:style-name="T2">ThingSpeak</text:span> seriamos capaz de realizar nosso projeto, porém ainda estamos estudando para melhor entendimento do <text:span text:style-name="T2">IOT (internet das coisas)</text:span> e de como prosseguir e fazer acontecer.</text:p>
        </text:list-item>
      </text:list>
      <text:p text:style-name="Standard"><draw:rect text:anchor-type="as-char" style:rel-width="100%" draw:z-index="0" draw:style-name="gr1" draw:text-style-name="P17" svg:width="0.0012in" svg:height="0.0213in"><text:p/></draw:rect></text:p>
      <text:list xml:id="list1398494221" text:style-name="WWNum4">
        <text:list-item>
          <text:p text:style-name="P3">Apresentação do protótipo de média fidelidade.</text:p>
        </text:list-item>
      </text:list>
      <text:p text:style-name="P12"><text:a xlink:type="simple" xlink:href="https://www.figma.com/file/cOsLc3Ag4cjqT3skdCBjnj/Toruga?node-id=0%3A1" text:style-name="ListLabel_20_73" text:visited-style-name="ListLabel_20_73"><text:span text:style-name="T4">https://www.figma.com/file/cOsLc3Ag4cjqT3skdCBjnj/Toruga?node-id=0%3A1</text:span></text:a></text:p>
      <text:list xml:id="list2915230478" text:style-name="WWNum7">
        <text:list-item>
          <text:p text:style-name="P7">E não paramos por aqui, como estamos queremos estender ainda mais o nosso projeto, já pensamos em nossas próximas paradas uma delas seria a implementação com o ThingSpeak</text:p>
        </text:list-item>
      </text:list>
      <text:list xml:id="list216275182" text:style-name="WWNum2">
        <text:list-item>
          <text:p text:style-name="P10">ThingSpeak - que é um serviço de plataforma de análise de IoT que permite agregar, visualizar e analisar fluxos de dados ao vivo na nuvem. Onde podemos enviar dados para o ThingSpeak de nossos dispositivos, e criarmos uma visualização instantânea de dados ao vivo e enviar alertas.</text:p>
        </text:list-item>
      </text:list>
      <text:p text:style-name="P12">E também como dito anteriormente junto implementaríamos o MQTT.</text:p>
      <text:list xml:id="list3468959598" text:style-name="WWNum5">
        <text:list-item>
          <text:p text:style-name="P4">MQTT - ou <text:span text:style-name="T5">Message Queue Telemetry Transport</text:span> é um dos protocolos de mensagens para o IoT, sendo simples e eficiente não se compara com o AMPQ (<text:span text:style-name="T5">Advanced Message Queuing Protocol</text:span>) porém não fica para trás sem deixar de contemplar características como segurança, qualidade de serviço e facilidade de implementação.</text:p>
        </text:list-item>
      </text:list>
      <text:p text:style-name="P16"><text:bookmark text:name="_sz230jo1e5wi"/><text:span text:style-name="T6">Documentos para pesquisa utilizados</text:span></text:p>
      <text:p text:style-name="P12"><text:a xlink:type="simple" xlink:href="http://www.funasa.gov.br/site/wp-content/files_mf/mnl_fluoretacao_2.pdf" text:style-name="ListLabel_20_73" text:visited-style-name="ListLabel_20_73"><text:span text:style-name="T4">http://www.funasa.gov.br/site/wp-content/files_mf/mnl_fluoretacao_2.pdf</text:span></text:a></text:p>
      <text:p text:style-name="P12">Página 24</text:p>
      <text:p text:style-name="P12">f) Definição do ponto de aplicação - O ponto de aplicação deverá ser definido de acordo com o produto químico a ser utilizado e as características técnicas do sistema de abastecimento de água. Geralmente os pontos escolhidos para aplicação do composto devem ser na saída dos filtros, no reservatório de contato ou reservatório de distribuição. Nos sistemas de captação subterrânea a aplicação é feita diretamente no tubo de recalque da água em ponto que garanta a sua melhor mistura e difusão. No caso de sistemas compostos de várias captações deverá ser aplicado o produto no reservatório de reunião. Nas situações supracitadas, o local de aplicação do produto deverá ser o de maior turbilhonamento da água, conseguindo-se dessa maneira uma maior eficiência da mistura.</text:p>
      <text:p text:style-name="P12">g) Definição do método de análise de íons fluoretos e frequência de controle - Entre os diversos métodos utilizados para determinação do íon fluoreto na água, os <text:span text:style-name="T2">eletrométricos</text:span> e os <text:span text:style-name="T2">colorimétricos</text:span> são considerados atualmente os mais satisfatórios;</text:p>
      <text:p text:style-name="P12"><text:a xlink:type="simple" xlink:href="https://www.digitalwater.com.br/como-testar-fluoreto-na-agua/" text:style-name="ListLabel_20_73" text:visited-style-name="ListLabel_20_73"><text:span text:style-name="T4">https://www.digitalwater.com.br/como-testar-fluoreto-na-agua/</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4" meta:word-count="605" meta:character-count="3828" meta:non-whitespace-character-count="3257"/>
    <meta:generator>LibreOfficeDev/6.0.5.2$Linux_X86_64 LibreOffice_project/</meta:generator>
  </office:meta>
</office:document-meta>
</file>